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meta.xml"/>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settings.xml"/>
  <manifest:file-entry manifest:media-type="application/x-openoffice-gdimetafile;windows_formatname=&quot;GDIMetaFile&quot;" manifest:full-path="ObjectReplacements/Object 1"/>
  <manifest:file-entry manifest:media-type="" manifest:full-path="ObjectReplacements/Object 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rta Igienica, una scelta difficile</text:p>
      <text:p text:style-name="Standard"/>
      <text:p text:style-name="Standard">Voglio calcolare la lunghezza di un rotolo di carta igenica usando un semplice righello.</text:p>
      <text:p text:style-name="Standard"/>
      <text:p text:style-name="Standard">Facciamo alcune semplificazioni:</text:p>
      <text:p text:style-name="Standard">a) la carta non sia un unica superficie avvolta su se stessa ma sia composta da n superfici circolari la cui prima sia avvolta su un cilindro di cartone di diametro a, la seconda sia avvolta sulla prima e così via fino all'ultima.</text:p>
      <text:p text:style-name="Standard">b) lo spessore di ogni superficie circolare abbia spessore x</text:p>
      <text:p text:style-name="Standard">c) il rotolo sia un cilindro a base circolare perfetto.</text:p>
      <text:p text:style-name="Standard"/>
      <text:p text:style-name="Standard">Dunque la lunghezza totale di un rotolo è banalmente la somma totale delle n circonferenze che lo compongono</text:p>
      <text:p text:style-name="Standard"/>
      <text:p text:style-name="Standard"><draw:frame draw:style-name="fr1" draw:name="Object1" text:anchor-type="as-char" svg:width="1.9063in" svg:height="0.3146in" draw:z-index="0"><draw:object xlink:href="./Object 1" xlink:type="simple" xlink:show="embed" xlink:actuate="onLoad"/><draw:image xlink:href="./ObjectReplacements/Object 1" xlink:type="simple" xlink:show="embed" xlink:actuate="onLoad"/></draw:frame></text:p>
      <text:p text:style-name="Standard"/>
      <text:p text:style-name="Standard">con <draw:frame draw:style-name="fr1" draw:name="Object6" text:anchor-type="as-char" svg:width="0.1874in" svg:height="0.2083in" draw:z-index="5"><draw:object xlink:href="./Object 6" xlink:type="simple" xlink:show="embed" xlink:actuate="onLoad"/><draw:image xlink:href="./ObjectReplacements/Object 6" xlink:type="simple" xlink:show="embed" xlink:actuate="onLoad"/></draw:frame> raggio dell'iesima circonferenza.</text:p>
      <text:p text:style-name="Standard"/>
      <text:p text:style-name="Standard">Ovviamente ogni circonferenza i-esima ha un raggio <draw:frame draw:style-name="fr1" draw:name="Object2" text:anchor-type="as-char" svg:width="0.8063in" svg:height="0.2083in" draw:z-index="1"><draw:object xlink:href="./Object 2" xlink:type="simple" xlink:show="embed" xlink:actuate="onLoad"/><draw:image xlink:href="./ObjectReplacements/Object 2" xlink:type="simple" xlink:show="embed" xlink:actuate="onLoad"/></draw:frame></text:p>
      <text:p text:style-name="Standard"/>
      <text:p text:style-name="Standard">per cui si può espandere la sommatoria</text:p>
      <text:p text:style-name="Standard"/>
      <text:p text:style-name="Standard"><draw:frame draw:style-name="fr1" draw:name="Object3" text:anchor-type="as-char" svg:width="6.9346in" svg:height="0.4398in" draw:z-index="2"><draw:object xlink:href="./Object 3" xlink:type="simple" xlink:show="embed" xlink:actuate="onLoad"/><draw:image xlink:href="./ObjectReplacements/Object 3" xlink:type="simple" xlink:show="embed" xlink:actuate="onLoad"/></draw:frame></text:p>
      <text:p text:style-name="Standard"/>
      <text:p text:style-name="Standard">per giungere alla comoda equazione</text:p>
      <text:p text:style-name="Standard"/>
      <text:p text:style-name="Standard"><draw:frame draw:style-name="fr1" draw:name="Object4" text:anchor-type="as-char" svg:width="2.1417in" svg:height="0.4311in" draw:z-index="3"><draw:object xlink:href="./Object 4" xlink:type="simple" xlink:show="embed" xlink:actuate="onLoad"/><draw:image xlink:href="./ObjectReplacements/Object 4" xlink:type="simple" xlink:show="embed" xlink:actuate="onLoad"/></draw:frame></text:p>
      <text:p text:style-name="Standard"/>
      <text:p text:style-name="Standard">I tre parametri da inserire quindi nell'equazione per conoscere la lunghezza di un rotolo di carta igienica sono il raggio del tubo di cartone, lo spessore del singolo strato di carta ed, infine, il numero di strati totali. n però dipende dallo spessore delle circonferenze di carta che costituiscono il materiale utile e quindi è meglio esprimerlo in funzione di un secondo paramentro che introduciamo a tal duopo: b, lo spessore dello strato di carta. Si ottiene allora che </text:p>
      <text:p text:style-name="Standard"/>
      <text:p text:style-name="Standard">n=(b-a)/x</text:p>
      <text:p text:style-name="Standard"/>
      <text:p text:style-name="Standard">quindi volendo la si può esprimere</text:p>
      <text:p text:style-name="Standard"/>
      <text:p text:style-name="Standard"><draw:frame draw:style-name="fr1" draw:name="Object5" text:anchor-type="as-char" svg:width="2.4925in" svg:height="0.4339in" draw:z-index="4"><draw:object xlink:href="./Object 5" xlink:type="simple" xlink:show="embed" xlink:actuate="onLoad"/><draw:image xlink:href="./ObjectReplacements/Object 5" xlink:type="simple" xlink:show="embed" xlink:actuate="onLoad"/></draw:frame></text:p>
      <text:p text:style-name="Standard"/>
      <text:p text:style-name="Standard">Esempio 1</text:p>
      <text:p text:style-name="Standard">Dopo aver sacrificato numerosi rotoli di carta sono giunto alla conclusione che una carta igienica a 2 veli morbida (la più comune) ha spessore medio pari a 0.0236cm (0.236mm). Preso un rotolo in esaurimento (b=2.6 cm) ho voluto calcolare la lunghezza residua. Il tubo in cartone aveva raggio a <text:soft-page-break/>pari a 2.2 cm.</text:p>
      <text:p text:style-name="Standard"/>
      <text:p text:style-name="Standard">L=6.28*(0.4/0.0236+1)(2.2+0.2)=2.7 m</text:p>
      <text:p text:style-name="Standard"/>
      <text:p text:style-name="Standard">Ho poi svolto e misurato il rotolo ottenendo una misura di 2.74 cm. La stima ha avuto quindi un errore di circa 4 cm ovvero un errore relativo minore dell 1.5%</text:p>
      <text:p text:style-name="Standard"/>
      <text:p text:style-name="Standard">Esempio 2</text:p>
      <text:p text:style-name="Standard">In offerta da despar davano 10 rotoli a 2 euro (a1=2.2,b1=4.7,x=0.0236) mentre un'altra marca (a basso costo) dava 6 rotoli a 2.9 (a2=1.6,b2=4.2,x=0.0236)...quale conviene?</text:p>
      <text:p text:style-name="Standard"/>
      <text:p text:style-name="Standard">L1*10=6.28*(2.5/0.0236+1)(2.2+1.25)*10=232 metri</text:p>
      <text:p text:style-name="Standard">l2*10= 6.28*(4.2/0.0236+1)(1.6+2.1)*6=250 metri</text:p>
      <text:p text:style-name="Standard"/>
      <text:p text:style-name="Standard">da cui l'offerta veniva <text:s/>0.8 centesimi al metro mentre la seconda veniva 1.16 centesimi al metro.</text:p>
      <text:p text:style-name="Standard">L'offerta era dunque conven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initial-creator>raffo</meta:initial-creator>
    <meta:creation-date>2008-10-29T19:00:42</meta:creation-date>
    <dc:date>2016-03-15T22:20:33</dc:date>
    <meta:editing-cycles>6</meta:editing-cycles>
    <meta:editing-duration>PT4H27M35S</meta:editing-duration>
    <meta:document-statistic meta:table-count="0" meta:image-count="0" meta:object-count="6" meta:page-count="2" meta:paragraph-count="28" meta:word-count="351" meta:character-count="221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l</math:mi>
        <math:mo math:stretchy="false">=</math:mo>
        <math:mrow>
          <math:msubsup>
            <math:mo math:stretchy="false">∑</math:mo>
            <math:mrow>
              <math:mi>i</math:mi>
              <math:mo math:stretchy="false">=</math:mo>
              <math:mn>0</math:mn>
            </math:mrow>
            <math:mi>n</math:mi>
          </math:msubsup>
          <math:mn>2</math:mn>
        </math:mrow>
      </math:mrow>
      <math:mo math:stretchy="false">π</math:mo>
      <math:mrow>
        <math:msub>
          <math:mi>r</math:mi>
          <math:mi>i</math:mi>
        </math:msub>
        <math:mo math:stretchy="false">=</math:mo>
        <math:mn>2</math:mn>
      </math:mrow>
      <math:mo math:stretchy="false">π</math:mo>
      <math:mrow>
        <math:msubsup>
          <math:mo math:stretchy="false">∑</math:mo>
          <math:mrow>
            <math:mi>i</math:mi>
            <math:mo math:stretchy="false">=</math:mo>
            <math:mn>0</math:mn>
          </math:mrow>
          <math:mi>n</math:mi>
        </math:msubsup>
        <math:msub>
          <math:mi>r</math:mi>
          <math:mi>i</math:mi>
        </math:msub>
      </math:mrow>
    </math:mrow>
    <math:annotation math:encoding="StarMath 5.0">l=sum_{i=0}^n 2 %pi r_i=2 %pi  sum_{i=0}^n r_i</math:annotation>
  </math:semantics>
</math:math>
</file>

<file path=Object 2/content.xml><?xml version="1.0" encoding="utf-8"?>
<!DOCTYPE math  PUBLIC '-//OpenOffice.org//DTD Modified W3C MathML 1.01//EN'  'math.dtd'>
<math:math xmlns:math="http://www.w3.org/1998/Math/MathML">
  <math:semantics>
    <math:mrow>
      <math:msub>
        <math:mi>r</math:mi>
        <math:mi>i</math:mi>
      </math:msub>
      <math:mo math:stretchy="false">=</math:mo>
      <math:mrow>
        <math:msub>
          <math:mi>r</math:mi>
          <math:mrow>
            <math:mi>i</math:mi>
            <math:mo math:stretchy="false">−</math:mo>
            <math:mn>1</math:mn>
          </math:mrow>
        </math:msub>
        <math:mo math:stretchy="false">+</math:mo>
        <math:mi>x</math:mi>
      </math:mrow>
    </math:mrow>
    <math:annotation math:encoding="StarMath 5.0">r_i=r_{i-1}+x</math:annotation>
  </math:semantics>
</math:math>
</file>

<file path=Object 3/content.xml><?xml version="1.0" encoding="utf-8"?>
<!DOCTYPE math  PUBLIC '-//OpenOffice.org//DTD Modified W3C MathML 1.01//EN'  'math.dtd'>
<math:math xmlns:math="http://www.w3.org/1998/Math/MathML">
  <math:semantics>
    <math:mrow>
      <math:mrow>
        <math:mi>l</math:mi>
        <math:mo math:stretchy="false">=</math:mo>
        <math:mn>2</math:mn>
      </math:mrow>
      <math:mo math:stretchy="false">π</math:mo>
      <math:mrow>
        <math:mfenced math:open="" math:close="">
          <math:mrow>
            <math:mrow>
              <math:mrow>
                <math:mrow>
                  <math:mi>a</math:mi>
                  <math:mo math:stretchy="false">+</math:mo>
                  <math:mrow>
                    <math:mo math:stretchy="false">(</math:mo>
                    <math:mrow>
                      <math:mi>a</math:mi>
                      <math:mo math:stretchy="false">+</math:mo>
                      <math:mi>x</math:mi>
                    </math:mrow>
                    <math:mo math:stretchy="false">)</math:mo>
                  </math:mrow>
                </math:mrow>
                <math:mo math:stretchy="false">+</math:mo>
                <math:mrow>
                  <math:mo math:stretchy="false">(</math:mo>
                  <math:mrow>
                    <math:mi>a</math:mi>
                    <math:mo math:stretchy="false">+</math:mo>
                    <math:mn>2x</math:mn>
                  </math:mrow>
                  <math:mo math:stretchy="false">)</math:mo>
                </math:mrow>
              </math:mrow>
              <math:mo math:stretchy="false">+</math:mo>
              <math:mn>...</math:mn>
            </math:mrow>
            <math:mo math:stretchy="false">+</math:mo>
            <math:mrow>
              <math:mo math:stretchy="false">(</math:mo>
              <math:mrow>
                <math:mrow>
                  <math:mi>a</math:mi>
                  <math:mo math:stretchy="false">+</math:mo>
                  <math:mi>n</math:mi>
                </math:mrow>
                <math:mi>x</math:mi>
              </math:mrow>
              <math:mo math:stretchy="false">)</math:mo>
            </math:mrow>
          </math:mrow>
        </math:mfenced>
        <math:mo math:stretchy="false">=</math:mo>
        <math:mn>2</math:mn>
      </math:mrow>
      <math:mo math:stretchy="false">π</math:mo>
      <math:mrow>
        <math:mfenced math:open="" math:close="">
          <math:mrow>
            <math:mrow>
              <math:mo math:stretchy="false">(</math:mo>
              <math:mrow>
                <math:mi>n</math:mi>
                <math:mo math:stretchy="false">+</math:mo>
                <math:mn>1</math:mn>
              </math:mrow>
              <math:mo math:stretchy="false">)</math:mo>
            </math:mrow>
            <math:mrow>
              <math:mrow>
                <math:mrow>
                  <math:mrow>
                    <math:mi>a</math:mi>
                    <math:mo math:stretchy="false">+</math:mo>
                    <math:mi>x</math:mi>
                  </math:mrow>
                  <math:mo math:stretchy="false">+</math:mo>
                  <math:mn>2x</math:mn>
                </math:mrow>
                <math:mo math:stretchy="false">+</math:mo>
                <math:mn>...</math:mn>
              </math:mrow>
              <math:mo math:stretchy="false">+</math:mo>
              <math:mi>n</math:mi>
            </math:mrow>
            <math:mi>x</math:mi>
          </math:mrow>
        </math:mfenced>
        <math:mo math:stretchy="false">=</math:mo>
        <math:mn>2</math:mn>
      </math:mrow>
      <math:mo math:stretchy="false">π</math:mo>
      <math:mfenced math:open="" math:close="">
        <math:mrow>
          <math:mrow>
            <math:mo math:stretchy="false">(</math:mo>
            <math:mrow>
              <math:mi>n</math:mi>
              <math:mo math:stretchy="false">+</math:mo>
              <math:mn>1</math:mn>
            </math:mrow>
            <math:mo math:stretchy="false">)</math:mo>
          </math:mrow>
          <math:mrow>
            <math:mi>a</math:mi>
            <math:mo math:stretchy="false">+</math:mo>
            <math:mi>x</math:mi>
          </math:mrow>
          <math:mfrac>
            <math:mrow>
              <math:mrow>
                <math:mo math:stretchy="false">(</math:mo>
                <math:mrow>
                  <math:mi>n</math:mi>
                  <math:mo math:stretchy="false">+</math:mo>
                  <math:mn>1</math:mn>
                </math:mrow>
                <math:mo math:stretchy="false">)</math:mo>
              </math:mrow>
              <math:mi>n</math:mi>
            </math:mrow>
            <math:mn>2</math:mn>
          </math:mfrac>
        </math:mrow>
      </math:mfenced>
    </math:mrow>
    <math:annotation math:encoding="StarMath 5.0">l=2 %pi  left(a+(a+x)+(a+2x)+...+(a+n x) right)=2 %pi  left((n+1)a+x+2x+...+n x right)= 2 %pi  left((n+1)a+x{(n+1)n} over 2 right)</math:annotation>
  </math:semantics>
</math:math>
</file>

<file path=Object 4/content.xml><?xml version="1.0" encoding="utf-8"?>
<!DOCTYPE math  PUBLIC '-//OpenOffice.org//DTD Modified W3C MathML 1.01//EN'  'math.dtd'>
<math:math xmlns:math="http://www.w3.org/1998/Math/MathML">
  <math:semantics>
    <math:mrow>
      <math:mi>l</math:mi>
      <math:mrow>
        <math:mrow>
          <math:mo math:stretchy="false">(</math:mo>
          <math:mrow>
            <math:mi>a</math:mi>
            <math:mi>,</math:mi>
            <math:mi>n</math:mi>
            <math:mi>,</math:mi>
            <math:mi>x</math:mi>
          </math:mrow>
          <math:mo math:stretchy="false">)</math:mo>
        </math:mrow>
        <math:mo math:stretchy="false">=</math:mo>
        <math:mn>2</math:mn>
      </math:mrow>
      <math:mo math:stretchy="false">π</math:mo>
      <math:mrow>
        <math:mo math:stretchy="false">(</math:mo>
        <math:mrow>
          <math:mi>n</math:mi>
          <math:mo math:stretchy="false">+</math:mo>
          <math:mn>1</math:mn>
        </math:mrow>
        <math:mo math:stretchy="false">)</math:mo>
      </math:mrow>
      <math:mfenced math:open="" math:close="">
        <math:mrow>
          <math:mrow>
            <math:mi>a</math:mi>
            <math:mo math:stretchy="false">+</math:mo>
            <math:mfrac>
              <math:mi>n</math:mi>
              <math:mn>2</math:mn>
            </math:mfrac>
          </math:mrow>
          <math:mi>x</math:mi>
        </math:mrow>
      </math:mfenced>
    </math:mrow>
    <math:annotation math:encoding="StarMath 5.0">l(a,n,x)=2 %pi (n+1) left(a+n over 2 x right)</math:annotation>
  </math:semantics>
</math:math>
</file>

<file path=Object 5/content.xml><?xml version="1.0" encoding="utf-8"?>
<math xmlns="http://www.w3.org/1998/Math/MathML">
  <semantics>
    <mrow>
      <mi>l</mi>
      <mrow>
        <mrow>
          <mo stretchy="false">(</mo>
          <mrow>
            <mi>a</mi>
            <mi>,</mi>
            <mi>b</mi>
            <mi>,</mi>
            <mi>x</mi>
          </mrow>
          <mo stretchy="false">)</mo>
        </mrow>
        <mo stretchy="false">=</mo>
        <mn>2</mn>
      </mrow>
      <mo stretchy="false">π</mo>
      <mrow>
        <mo stretchy="false">(</mo>
        <mrow>
          <mrow>
            <mfrac>
              <mrow>
                <mrow>
                  <mi>b</mi>
                  <mo stretchy="false">−</mo>
                  <mi>a</mi>
                </mrow>
              </mrow>
              <mi>x</mi>
            </mfrac>
            <mo stretchy="false">+</mo>
            <mn>1</mn>
          </mrow>
        </mrow>
        <mo stretchy="false">)</mo>
      </mrow>
      <mfenced open="(" close=")">
        <mrow>
          <mrow>
            <mi>a</mi>
            <mo stretchy="false">+</mo>
            <mfrac>
              <mrow>
                <mrow>
                  <mi>b</mi>
                  <mo stretchy="false">−</mo>
                  <mi>a</mi>
                </mrow>
              </mrow>
              <mn>2</mn>
            </mfrac>
          </mrow>
        </mrow>
      </mfenced>
    </mrow>
    <annotation encoding="StarMath 5.0">l(a,b,x)=2 %pi ({b-a} over x +1) left(a+ {b-a} over 2 right)</annotation>
  </semantics>
</math>
</file>

<file path=Object 6/content.xml><?xml version="1.0" encoding="utf-8"?>
<!DOCTYPE math  PUBLIC '-//OpenOffice.org//DTD Modified W3C MathML 1.01//EN'  'math.dtd'>
<math:math xmlns:math="http://www.w3.org/1998/Math/MathML">
  <math:semantics>
    <math:msub>
      <math:mi>r</math:mi>
      <math:mi>i</math:mi>
    </math:msub>
    <math:annotation math:encoding="StarMath 5.0">r_i</math:annotation>
  </math:semantics>
</math:math>
</file>